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b8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right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svg:stroke-width="0.05cm" draw:marker-start-width="0.275cm" draw:marker-end="Rounded_20_short_20_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3.001cm" svg:height="5.714cm" svg:x="3.285cm" svg:y="8.857cm">
          <text:p/>
        </draw:rect>
        <draw:frame draw:style-name="gr2" draw:text-style-name="P2" draw:layer="layout" svg:width="3.11cm" svg:height="0.721cm" svg:x="3.428cm" svg:y="9cm">
          <draw:text-box>
            <text:p><text:span text:style-name="T1">AHB2Socwire</text:span></text:p>
          </draw:text-box>
        </draw:frame>
        <draw:rect draw:style-name="gr3" draw:text-style-name="P4" draw:layer="layout" svg:width="8.285cm" svg:height="0.857cm" svg:x="8.572cm" svg:y="9.999cm">
          <text:p text:style-name="P3"><text:span text:style-name="T1">socw_socket&lt;32&gt; <text:s/>socwire</text:span></text:p>
        </draw:rect>
        <draw:rect draw:style-name="gr3" draw:text-style-name="P5" draw:layer="layout" svg:width="8.285cm" svg:height="0.857cm" svg:x="8.572cm" svg:y="11.142cm">
          <text:p text:style-name="P3"><text:span text:style-name="T1">amba_master_socket&lt;32&gt; ahb</text:span></text:p>
        </draw:rect>
        <draw:rect draw:style-name="gr3" draw:text-style-name="P5" draw:layer="layout" svg:width="8.285cm" svg:height="0.857cm" svg:x="8.572cm" svg:y="12.284cm">
          <text:p text:style-name="P3"><text:span text:style-name="T1">greenreg_socket&lt;amba_slave&lt;32&gt;&gt; apb</text:span></text:p>
        </draw:rect>
        <draw:rect draw:style-name="gr3" draw:text-style-name="P5" draw:layer="layout" svg:width="8.285cm" svg:height="0.857cm" svg:x="8.571cm" svg:y="13.428cm">
          <text:p text:style-name="P3"><text:span text:style-name="T1">signal_module::signal&lt;bool&gt;::selector irq</text:span></text:p>
        </draw:rect>
        <draw:rect draw:style-name="gr4" draw:text-style-name="P5" draw:layer="layout" svg:width="2.715cm" svg:height="0.857cm" svg:x="8.142cm" svg:y="7cm">
          <text:p text:style-name="P3"><text:span text:style-name="T1">gr_device</text:span></text:p>
        </draw:rect>
        <draw:rect draw:style-name="gr4" draw:text-style-name="P5" draw:layer="layout" svg:width="2.715cm" svg:height="0.857cm" svg:x="11cm" svg:y="7cm">
          <text:p text:style-name="P3"><text:span text:style-name="T1">AHBDevice</text:span></text:p>
        </draw:rect>
        <draw:rect draw:style-name="gr4" draw:text-style-name="P5" draw:layer="layout" svg:width="2.714cm" svg:height="0.857cm" svg:x="5.286cm" svg:y="7cm">
          <text:p text:style-name="P3"><text:span text:style-name="T1">APBDevice</text:span></text:p>
        </draw:rect>
        <draw:rect draw:style-name="gr4" draw:text-style-name="P5" draw:layer="layout" svg:width="2.714cm" svg:height="0.857cm" svg:x="2.428cm" svg:y="7cm">
          <text:p text:style-name="P3"><text:span text:style-name="T1">CLKDevice</text:span></text:p>
        </draw:rect>
        <draw:rect draw:style-name="gr4" draw:text-style-name="P5" draw:layer="layout" svg:width="4.858cm" svg:height="0.857cm" svg:x="13.856cm" svg:y="7cm">
          <text:p text:style-name="P3"><text:span text:style-name="T1">signalkit::signal_module</text:span></text:p>
        </draw:rect>
        <draw:line draw:style-name="gr5" draw:text-style-name="P1" draw:layer="layout" svg:x1="3.857cm" svg:y1="8.857cm" svg:x2="3.857cm" svg:y2="7.857cm">
          <text:p/>
        </draw:line>
        <draw:line draw:style-name="gr5" draw:text-style-name="P1" draw:layer="layout" svg:x1="6.571cm" svg:y1="8.857cm" svg:x2="6.571cm" svg:y2="7.857cm">
          <text:p/>
        </draw:line>
        <draw:line draw:style-name="gr5" draw:text-style-name="P1" draw:layer="layout" svg:x1="9.428cm" svg:y1="8.857cm" svg:x2="9.428cm" svg:y2="7.857cm">
          <text:p/>
        </draw:line>
        <draw:line draw:style-name="gr5" draw:text-style-name="P1" draw:layer="layout" svg:x1="12.285cm" svg:y1="8.857cm" svg:x2="12.285cm" svg:y2="7.857cm">
          <text:p/>
        </draw:line>
        <draw:line draw:style-name="gr5" draw:text-style-name="P1" draw:layer="layout" svg:x1="15.857cm" svg:y1="8.857cm" svg:x2="15.857cm" svg:y2="7.85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hristian Schröder</meta:initial-creator>
    <meta:creation-date>2012-01-06T15:51:08</meta:creation-date>
    <dc:date>2012-01-06T16:03:28</dc:date>
    <dc:creator>Christian Schröder</dc:creator>
    <meta:editing-duration>PT00H12M27S</meta:editing-duration>
    <meta:editing-cycles>3</meta:editing-cycles>
    <meta:generator>OpenOffice.org/3.2$Unix OpenOffice.org_project/320m18$Build-9502</meta:generator>
    <meta:document-statistic meta:object-count="16"/>
  </office:meta>
</office:document-meta>
</file>